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3035">
            <text:p>T-3035</text:p>
          </table:table-cell>
          <table:table-cell office:value-type="float" office:value="70.2087">
            <text:p>70.2087</text:p>
          </table:table-cell>
          <table:table-cell office:value-type="float" office:value="19.15">
            <text:p>19.15</text:p>
          </table:table-cell>
          <table:table-cell office:value-type="float" office:value="5790.0">
            <text:p>5790.0</text:p>
          </table:table-cell>
          <table:table-cell office:value-type="float" office:value="90.0">
            <text:p>9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9.82">
            <text:p>9.82</text:p>
          </table:table-cell>
          <table:table-cell office:value-type="float" office:value="1.19">
            <text:p>1.19</text:p>
          </table:table-cell>
          <table:table-cell office:value-type="float" office:value="1.190240801180147">
            <text:p>1.190240801180147</text:p>
          </table:table-cell>
          <table:table-cell office:value-type="string" office:value="HaldVorren1983,Moller1987,CreelEtal2022">
            <text:p>HaldVorren1983,Moller1987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5160A">
            <text:p>T-5160A</text:p>
          </table:table-cell>
          <table:table-cell office:value-type="float" office:value="70.1458">
            <text:p>70.1458</text:p>
          </table:table-cell>
          <table:table-cell office:value-type="float" office:value="19.8">
            <text:p>19.8</text:p>
          </table:table-cell>
          <table:table-cell office:value-type="float" office:value="8200.0">
            <text:p>8200.0</text:p>
          </table:table-cell>
          <table:table-cell office:value-type="float" office:value="160.0">
            <text:p>1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5.04">
            <text:p>45.04</text:p>
          </table:table-cell>
          <table:table-cell office:value-type="float" office:value="1.42">
            <text:p>1.42</text:p>
          </table:table-cell>
          <table:table-cell office:value-type="float" office:value="1.417143241176779">
            <text:p>1.417143241176779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5159B">
            <text:p>T-5159B</text:p>
          </table:table-cell>
          <table:table-cell office:value-type="float" office:value="70.214666">
            <text:p>70.214666</text:p>
          </table:table-cell>
          <table:table-cell office:value-type="float" office:value="19.680902">
            <text:p>19.680902</text:p>
          </table:table-cell>
          <table:table-cell office:value-type="float" office:value="11480.0">
            <text:p>11480.0</text:p>
          </table:table-cell>
          <table:table-cell office:value-type="float" office:value="290.0">
            <text:p>290.0</text:p>
          </table:table-cell>
          <table:table-cell office:value-type="string" office:value="plant detritus">
            <text:p>plant detrit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6.32">
            <text:p>46.32</text:p>
          </table:table-cell>
          <table:table-cell office:value-type="float" office:value="1.9">
            <text:p>1.9</text:p>
          </table:table-cell>
          <table:table-cell office:value-type="float" office:value="1.9015316354600493">
            <text:p>1.9015316354600493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5393">
            <text:p>T-5393</text:p>
          </table:table-cell>
          <table:table-cell office:value-type="float" office:value="69.8343213093442">
            <text:p>69.8343213093442</text:p>
          </table:table-cell>
          <table:table-cell office:value-type="float" office:value="19.0089405018538">
            <text:p>19.0089405018538</text:p>
          </table:table-cell>
          <table:table-cell office:value-type="float" office:value="9200.0">
            <text:p>9200.0</text:p>
          </table:table-cell>
          <table:table-cell office:value-type="float" office:value="200.0">
            <text:p>2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8.3">
            <text:p>28.3</text:p>
          </table:table-cell>
          <table:table-cell office:value-type="float" office:value="1.29">
            <text:p>1.29</text:p>
          </table:table-cell>
          <table:table-cell office:value-type="float" office:value="1.2882059082859085">
            <text:p>1.2882059082859085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5191A">
            <text:p>T-5191A</text:p>
          </table:table-cell>
          <table:table-cell office:value-type="float" office:value="70.1673">
            <text:p>70.1673</text:p>
          </table:table-cell>
          <table:table-cell office:value-type="float" office:value="19.81">
            <text:p>19.81</text:p>
          </table:table-cell>
          <table:table-cell office:value-type="float" office:value="3680.0">
            <text:p>3680.0</text:p>
          </table:table-cell>
          <table:table-cell office:value-type="float" office:value="180.0">
            <text:p>1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82">
            <text:p>7.82</text:p>
          </table:table-cell>
          <table:table-cell office:value-type="float" office:value="1.72">
            <text:p>1.72</text:p>
          </table:table-cell>
          <table:table-cell office:value-type="float" office:value="1.7231850844383523">
            <text:p>1.7231850844383523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2742">
            <text:p>T-2742</text:p>
          </table:table-cell>
          <table:table-cell office:value-type="float" office:value="69.9851984777141">
            <text:p>69.9851984777141</text:p>
          </table:table-cell>
          <table:table-cell office:value-type="float" office:value="19.5420686425656">
            <text:p>19.5420686425656</text:p>
          </table:table-cell>
          <table:table-cell office:value-type="float" office:value="1220.0">
            <text:p>1220.0</text:p>
          </table:table-cell>
          <table:table-cell office:value-type="float" office:value="50.0">
            <text:p>50.0</text:p>
          </table:table-cell>
          <table:table-cell office:value-type="string" office:value="charcoal (birch)">
            <text:p>charcoal (birch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57">
            <text:p>1.57</text:p>
          </table:table-cell>
          <table:table-cell office:value-type="float" office:value="1.15">
            <text:p>1.15</text:p>
          </table:table-cell>
          <table:table-cell office:value-type="float" office:value="1.1477984943725694">
            <text:p>1.1477984943725694</text:p>
          </table:table-cell>
          <table:table-cell office:value-type="string" office:value="Moller1987,CreelEtal2022">
            <text:p>Moller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